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240" officeooo:paragraph-rsid="000da24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da240" officeooo:paragraph-rsid="000da240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 One Million Lines</text:p>
      <text:h text:style-name="Heading_20_1" text:outline-level="1">Introduction</text:h>
      <text:p text:style-name="P1">Vous allez reproduire une maquette relativement basique avec Bootstrap.</text:p>
      <text:h text:style-name="Heading_20_1" text:outline-level="1">Objectifs pédagogiques</text:h>
      <text:p text:style-name="P1">• Mettre en pratique vos connaissances de Bootstrap de manière concrète.</text:p>
      <text:h text:style-name="Heading_20_1" text:outline-level="1">Consignes</text:h>
      <text:p text:style-name="P1">Vous devez écrire le code HTML (index.html) et un peu de CSS (custom.css) pour but de retrouver</text:p>
      <text:p text:style-name="P1">la charte graphique jointe à l’identique. Vous ne toucherez pas au code des autres fichiers. Tous</text:p>
      <text:p text:style-name="P1">les fichiers nécessaires vous sont fournis. Vous n’avez ni besoin d’en ajouter, ni d’en supprimer.</text:p>
      <text:p text:style-name="P1">Votre référence est le fichier screenshot.png.</text:p>
      <text:h text:style-name="Heading_20_2" text:outline-level="2">Spécifications minimales</text:h>
      <text:p text:style-name="P1">Votre template HTML contiendra plusieurs parties dans l'ordre :</text:p>
      <text:p text:style-name="P1">• une barre de navigation</text:p>
      <text:p text:style-name="P1">• un jumbotron ayant pour id ‘home’, contenant la première partie et son contenu</text:p>
      <text:p text:style-name="P1">• une div ayant pour id ‘who’, contenant la seconde partie et son contenu</text:p>
      <text:p text:style-name="P1">• une div ayant pour id ‘get-involved’, contenant la troisième partie et son contenu</text:p>
      <text:p text:style-name="P1">• un footer</text:p>
      <text:p text:style-name="P1">• une div ayant pour id 'back-to-top’ et contenant la flèche permettant de remonter au jumbotron</text:p>
      <text:p text:style-name="P1"/>
      <text:p text:style-name="P1">Vous utiliserez le système de grille de Bootstrap pour la partie ‘get-involved'.</text:p>
      <text:p text:style-name="P1">Vous devrez certainement surcharger (== ré-écrire par dessus) l’une ou l’autre classe de</text:p>
      <text:p text:style-name="P1">Bootstrap. Le fichier custom.css est mis à votre disposition à cet effet. Vous ne ferez AUCUNE</text:p>
      <text:p text:style-name="P1">modification dans le fichier bootstrap.min.css.</text:p>
      <text:p text:style-name="P1"/>
      <text:p text:style-name="P1">Votre site doit être responsive. Vous devrez redimensionner/replacer certaines choses. Voir les</text:p>
      <text:p text:style-name="P1">screenshot-max1199.png, screenshot-max991.png et screenshot-max767.png. </text:p>
      <text:p text:style-name="P1">Pour l’affichage sur smartphone (max-width: 767px), votre barre de navigation ne doit afficher que</text:p>
      <text:p text:style-name="P1">le logo et une icône pour accéder au menu.</text:p>
      <text:p text:style-name="P1"/>
      <text:p text:style-name="P1">Pour afficher les icônes qui ne sont pas présentent dans les images, vous utiliserez Font Awesome</text:p>
      <text:p text:style-name="P1">(http://fortawesome.github.io/Font-Awesome/) qui est déjà intégré au projet.</text:p>
      <text:p text:style-name="P1"/>
      <text:p text:style-name="P1">Conseil : servez-vous de la documentation de Bootstrap, elle est très complète et bourrée</text:p>
      <text:p text:style-name="P1">d'exemples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06:05:10.967000990</meta:creation-date>
    <dc:date>2016-03-10T06:14:32.603046679</dc:date>
    <meta:editing-duration>P0D</meta:editing-duration>
    <meta:editing-cycles>1</meta:editing-cycles>
    <meta:document-statistic meta:table-count="0" meta:image-count="0" meta:object-count="0" meta:page-count="1" meta:paragraph-count="30" meta:word-count="282" meta:character-count="1918" meta:non-whitespace-character-count="1635"/>
    <meta:generator>LibreOffice/4.2.8.2$Linux_X86_64 LibreOffice_project/420m0$Build-2</meta:generator>
  </office:meta>
</office:document-meta>
</file>